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mponentsBuilderTests.testCloneAnd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iComponentsBuilderTests.fromUriStringInvalidIPv6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BuilderTests.queryParamIfPresen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ComponentsBuilderTests.fromHttpRequestWithForwardedInvalidIPv6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uriComponentsNotEqualAfterNorm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ComponentsBuilderTests.examplesInReferenceMan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iComponentsBuilderTests.fromHttpRequestForwardedHeaderWithHostPortAndWithou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iComponentsBuilderTests.verifyDoubleSlashReplacedWithSingle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BuilderTests.queryParamWithoutValueWithou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Tests.queryParamWithoutValueWith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Tests.replace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BuilderTests.fromHttpRequestWithForwardedHostMultiValue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fromHttpRequestMultipleForwardedHeaderCo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fromHttpRequestWithForwarded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testDeep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UriComponentsBuilderTests.fromUriStringIPv6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path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from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iComponentsBuilderTests.fromUriEncoded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ComponentsBuilderTests.opaqueUriDoesNotResetOnNull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pathThe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pl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parsesEmpty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BuilderTests.queryParamWithOption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buildAndExpandOpaq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fromUriStringQueryParamWithReservedCharI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repla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buildAndExpandHierarch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ComponentsBuilderTests.fromHttpRequestMultipleForwarde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ComponentsBuilderTests.fromHttpRequestWithForwardedHostWithForwarded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ComponentsBuilderTests.uriComponentsWithMerged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pathWithDuplicate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BuilderTests.fromHierarchical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relative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riComponentsBuilderTests.fromHttpRequestWithForwardedIPv6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queryParamWithValueWith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Tests.fromHttpRequestWithForwardedHostAn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fromHttpRequestWithForwardedIPv6HostAn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fromHttpRequestForwardedHeaderWithoutHostPortAndWith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iComponentsBuilderTests.empty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ComponentsBuilderTests.fromHttpUrlWithou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riComponentsBuilderTests.pathSegmentsThenPath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fromHttpRequestForwardedHeaderCo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iComponentsBuilderTests.fromHttpRequestForwardedHeaderWithHostPortAnd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iComponentsBuilderTests.fromHttpRequestForwardedHeaderWithProtoAnd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iComponentsBuilderTests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BuilderTests.fromHttpRequestForwarde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replace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fromUri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UriComponentsBuilderTests.pathSegmentsThe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fromHttpRequestWithForwardedIPv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emptyQueryPara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fromHttpRequestWit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Tests.fromHttpRequestWithForwardedHostWith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fromHttpRequestWithForwarded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expandPortAndPathWithou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ComponentsBuilderTests.getMetho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BuilderTests.fromHttpRequestWithForwardedHostIncluding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encodeTemplateWithInvalidPlaceholder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iComponentsBuilderTests.pathThenPath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fromHttpUrlWith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riComponentsBuilderTests.fromHttpRequestWithForwardedProtoMultiValu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ComponentsBuilderTests.repla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fromHttpUrlInvalidIPv6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BuilderTests.fromUriStringNoPathWithReservedChar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ComponentsBuilderTests.vali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fromHttpRequestResetsPort80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iComponentsBuilderTests.fromHttpRequestWithEmpty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riComponentsBuilderTests.fromHttpRequestResetsPort443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iComponentsBuilderTests.fromHttpRequestWithForwardedPortMultiValu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verifyInvali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iComponentsBuilderTests.fromHttpRequestWithForwardedProtoAnd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ComponentsBuilderTests.queryParamIf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BuilderTests.fromHttpUrlQueryParamEncodedAndContainingP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Tests.fromHttpRequestWithForwardedIPv4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fromUriStringQueryParamEncodedAndContainingP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iComponentsBuilderTests.toUriStringWithCurlyB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BuilderTests.from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ComponentsBuilderTests.pathSegmentsSom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ComponentsBuilderTests.fromOpaqu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ComponentsBuilderTests.fromHttpUrlCaseInsensitive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BuilderTests.empty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iComponentsBuilderTests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BuilderTests.fromHttpRequestWithForwardedProtoWith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fromHttpRequestForwardedHeader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iComponentsBuilderTests.multipleFromSam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iComponentsBuilderTests.queryParamWi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BuilderTests.parsesEmpty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